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fo:font-weight="normal" style:font-weight-asian="normal" style:font-weight-complex="normal"/>
    </style:style>
    <style:style style:name="P3" style:family="paragraph" style:parent-style-name="Standard" style:list-style-name="L1">
      <style:text-properties fo:language="pl" fo:country="PL"/>
    </style:style>
    <style:style style:name="P4" style:family="paragraph" style:parent-style-name="Standard" style:list-style-name="L1">
      <style:text-properties fo:language="pl" fo:country="P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be1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LKULATOR</text:p>
      <text:p text:style-name="P1"/>
      <text:p text:style-name="P1"><text:span text:style-name="T1">Odwrotna notacja polska</text:span> to alternatywna metoda zapisywania wyrażeń arytmetycznych, która pozwala na jednoznaczny zapis dowolnego wyrażenia bez konieczności wykorzystania nawiasów. Wyróżnia się ona umieszczeniem operatora za operandami, w przeciwieństwie do klasycznego zapisu pomiędzy.</text:p>
      <text:p text:style-name="P1"/>
      <text:p text:style-name="P1">Wyrażenia w odwrotnej notacji polskiej czyta się od lewej do prawej. Do obliczenia ich wartości potrzebny jest jedynie stos, na którym będziemy przechowywać dane. Gdy napotykamy liczbę, umieszczamy ją na szczycie stosu. Natomiast gdy napotykamy operator, zdejmujemy jego operandy ze stosu, obliczamy jego wartość, oraz umieszczamy ją na stosie.</text:p>
      <text:p text:style-name="P1"/>
      <text:p text:style-name="P1">Wyrażenie „<text:span text:style-name="T2">1 2 3</text:span> + *” w odwrotnej notacji polskiej odpowiada więc wyrażeniu „<text:span text:style-name="T2">1 * (2 + 3)</text:span>”, natomiast „<text:span text:style-name="T2">1 2 3</text:span> * +” – „<text:span text:style-name="T2">1 + (2 * 3)</text:span>”.</text:p>
      <text:p text:style-name="P1"/>
      <text:p text:style-name="P1">CEL ZADANIA</text:p>
      <text:p text:style-name="P1"/>
      <text:p text:style-name="P1">Twoim celem jest zaimplementowanie kalkulatora obliczającego wyrażenia w odwrotnej notacji polskiej. </text:p>
      <text:p text:style-name="P1"/>
      <text:p text:style-name="P1">Założenia:</text:p>
      <text:list xml:id="list3775969506" text:style-name="L1">
        <text:list-item>
          <text:p text:style-name="P3">Na wejściu podana zostanie lista napisów.</text:p>
        </text:list-item>
        <text:list-item>
          <text:p text:style-name="P3">Każdy napis przedstawia jedno wyrażenie.</text:p>
        </text:list-item>
        <text:list-item>
          <text:p text:style-name="P3">Każde wyrażenie ma wartość, która jest liczbą całkowitą.</text:p>
        </text:list-item>
        <text:list-item>
          <text:p text:style-name="P4">Wyrażenie może zawierać liczby całkowite dodatnie, oraz dowolne z następujących operatorów:</text:p>
          <text:list>
            <text:list-item>
              <text:p text:style-name="P4">Operatory binarne: dodawanie, odejmowanie, mnożenie, dzielenie całkowite oraz potęgowanie (+, -, *, /, ^)</text:p>
            </text:list-item>
            <text:list-item>
              <text:p text:style-name="P4">Operatory unarne: silnia oraz negacja logiczna (!, ~)</text:p>
            </text:list-item>
            <text:list-item>
              <text:p text:style-name="P4">Operatory o zmiennej liczbie argumentów: minimum i maks<text:span text:style-name="T2">i</text:span>mum (<text:span text:style-name="T1">min</text:span>, <text:span text:style-name="T1">max</text:span>). Gdy napotkany jest jeden z nich, liczba na szczycie stosu mówi nam, spośród ilu kolejnych liczb bierzemy minimum/maximum.</text:p>
            </text:list-item>
          </text:list>
        </text:list-item>
        <text:list-item>
          <text:p text:style-name="P4">Gdy wykładnik potęgowania jest ujemny, przyjmujemy że ma on wartość 0.</text:p>
        </text:list-item>
        <text:list-item>
          <text:p text:style-name="P4">Negacja logiczna przyjmuje wartość '1' gdy operand jest równy 0, a '0' w przeciwnym przypadku.</text:p>
        </text:list-item>
        <text:list-item>
          <text:p text:style-name="P4">Przyjmujemy, że silnia liczby ujemnej ma wartosć 1.</text:p>
        </text:list-item>
        <text:list-item>
          <text:p text:style-name="P4">Liczba naturalna składa się z ciągu cyfr dziesiętnych.</text:p>
        </text:list-item>
        <text:list-item>
          <text:p text:style-name="P4">Pomiędzy dwoma sąsiednimi liczbami lub słowami kluczowymi (<text:span text:style-name="T1">min</text:span>, <text:span text:style-name="T1">max</text:span>) musi występować co najmniej jeden znak biały.</text:p>
        </text:list-item>
        <text:list-item>
          <text:p text:style-name="P4">Pozostałe białe znaki są ignorowane.</text:p>
        </text:list-item>
        <text:list-item>
          <text:p text:style-name="P4">Dla uproszczenia możesz założyć, że podane wyrażenia są poprawnie sformułowane.</text:p>
        </text:list-item>
      </text:list>
      <text:p text:style-name="P2"/>
      <text:p text:style-name="P2">Klasa Tokenizer zamienia tekst w ciąg tokenów, który jest o wiele łatwiejszy w zarządzaniu.</text:p>
      <text:p text:style-name="P2"/>
      <text:p text:style-name="P2">Dodawanie nowych operacji do kalkulatora powinno możliwie najprostsze.</text:p>
      <text:p text:style-name="P2">Zabronione jest modyfikowanie istniejącego kodu, z wyjątkiem metody Parse klasy Tokenizer.</text:p>
      <text:p text:style-name="P2"/>
      <text:p text:style-name="P2">Zabronione jest także korzystanie z refleksji oraz technologii Linq, jak i wykorzystanie słów kluczowych 'if' czy 'switch' poza metodą Parse klasy Tokeniz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0:28:42.52</meta:creation-date>
    <dc:date>2018-06-04T16:15:43.770596150</dc:date>
    <meta:editing-duration>PT4H17M54S</meta:editing-duration>
    <meta:editing-cycles>13</meta:editing-cycles>
    <meta:generator>LibreOffice/6.0.3.2$Linux_X86_64 LibreOffice_project/00m0$Build-2</meta:generator>
    <meta:document-statistic meta:table-count="0" meta:image-count="0" meta:object-count="0" meta:page-count="1" meta:paragraph-count="25" meta:word-count="348" meta:character-count="2405" meta:non-whitespace-character-count="2094"/>
  </office:meta>
</office:document-meta>
</file>